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bcb1" officeooo:paragraph-rsid="0001bcb1"/>
    </style:style>
    <style:style style:name="P2" style:family="paragraph" style:parent-style-name="Standard">
      <style:text-properties fo:font-weight="normal" officeooo:rsid="0001bcb1" officeooo:paragraph-rsid="0001bcb1" style:font-weight-asian="normal" style:font-weight-complex="normal"/>
    </style:style>
    <style:style style:name="P3" style:family="paragraph" style:parent-style-name="Standard" style:list-style-name="L1">
      <style:text-properties officeooo:paragraph-rsid="0001bcb1"/>
    </style:style>
    <style:style style:name="P4" style:family="paragraph" style:parent-style-name="Standard">
      <style:paragraph-properties fo:text-align="start" style:justify-single-word="false"/>
      <style:text-properties officeooo:paragraph-rsid="0001bcb1"/>
    </style:style>
    <style:style style:name="P5" style:family="paragraph" style:parent-style-name="Standard">
      <style:paragraph-properties fo:text-align="start" style:justify-single-word="false"/>
      <style:text-properties officeooo:paragraph-rsid="0003a439"/>
    </style:style>
    <style:style style:name="T1" style:family="text">
      <style:text-properties fo:font-weight="normal" officeooo:rsid="0001bcb1" style:font-weight-asian="normal" style:font-weight-complex="normal"/>
    </style:style>
    <style:style style:name="T2" style:family="text">
      <style:text-properties fo:font-weight="bold" officeooo:rsid="0001bcb1" style:font-weight-asian="bold" style:font-weight-complex="bold"/>
    </style:style>
    <style:style style:name="T3" style:family="text">
      <style:text-properties officeooo:rsid="0003a439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a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58622014" text:style-name="L1">
        <text:list-item>
          <text:p text:style-name="P3"><text:span text:style-name="T2">Python String strip() Method : </text:span><text:span text:style-name="T1">Remove spaces at the beginning and at the end of the string.</text:span></text:p>
        </text:list-item>
      </text:list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Example : </text:p>
            <text:p text:style-name="P2"/>
            <text:p text:style-name="P1">txt = " <text:s text:c="4"/>banana <text:s text:c="4"/>"</text:p>
            <text:p text:style-name="P1">x = txt.strip()</text:p>
            <text:p text:style-name="P4"><text:span text:style-name="T4">print(x) </text:span><text:span text:style-name="T5">#output : banana</text:span></text:p>
            <text:p text:style-name="P4"><text:span text:style-name="T5">----------------------------------------</text:span></text:p>
            <text:p text:style-name="P4"><text:span text:style-name="T5"/></text:p>
            <text:p text:style-name="P4"><text:span text:style-name="T5">txt = ",,,,,rrttgg.....banana....rrr"</text:span></text:p>
            <text:p text:style-name="P4"><text:span text:style-name="T5">x = txt.strip(",.grt")</text:span></text:p>
            <text:p text:style-name="P5"><text:span text:style-name="T5">print(x) #output : banana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0-15T19:21:56.470000000</dc:date>
    <meta:editing-duration>PT5M25S</meta:editing-duration>
    <meta:editing-cycles>2</meta:editing-cycles>
    <meta:document-statistic meta:table-count="1" meta:image-count="0" meta:object-count="0" meta:page-count="1" meta:paragraph-count="9" meta:word-count="43" meta:character-count="291" meta:non-whitespace-character-count="249"/>
  </office:meta>
</office:document-meta>
</file>